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6.84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97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Arial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9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02cm solid #000000" fo:background-color="#ffcc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style:font-name-asian="DejaVu Sans" style:font-name-complex="DejaVu Sans"/>
    </style:style>
    <style:style style:name="ce18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style:font-name-asian="DejaVu Sans" style:font-name-complex="DejaVu Sans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1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4" table:number-columns-repeated="1016" table:default-cell-style-name="ce6"/>
        <table:table-row table:style-name="ro1">
          <table:table-cell table:style-name="ce1" office:value-type="string" table:number-columns-spanned="8" table:number-rows-spanned="1">
            <text:p>Registros Aleatórios – 1. Ambiente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>
            <text:p>Número de Elementos</text:p>
          </table:table-cell>
          <table:table-cell table:style-name="ce2" office:value-type="string">
            <text:p>Tempo de Execução (micro segundos)</text:p>
          </table:table-cell>
          <table:table-cell table:style-name="ce2" office:value-type="string">
            <text:p>Insertion Sort</text:p>
          </table:table-cell>
          <table:table-cell table:style-name="ce2" office:value-type="string">
            <text:p>Shell Sort</text:p>
          </table:table-cell>
          <table:table-cell table:style-name="ce2" office:value-type="string">
            <text:p>Bubble Sort</text:p>
          </table:table-cell>
          <table:table-cell table:style-name="ce2" office:value-type="string">
            <text:p>Quick Sort</text:p>
          </table:table-cell>
          <table:table-cell table:style-name="ce2" office:value-type="string">
            <text:p>Heap Sort</text:p>
          </table:table-cell>
          <table:table-cell table:style-name="ce2" office:value-type="string">
            <text:p>Merge Sort Recursivo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4">
            <text:p>500 - registro com</text:p>
            <text:p>Uma chave</text:p>
          </table:table-cell>
          <table:table-cell table:style-name="ce9" office:value-type="string">
            <text:p>Execução 1</text:p>
          </table:table-cell>
          <table:table-cell table:style-name="ce9" office:value-type="float" office:value="524">
            <text:p>524</text:p>
          </table:table-cell>
          <table:table-cell office:value-type="float" office:value="189">
            <text:p>189</text:p>
          </table:table-cell>
          <table:table-cell table:style-name="ce21" office:value-type="float" office:value="1613">
            <text:p>1613</text:p>
          </table:table-cell>
          <table:table-cell office:value-type="float" office:value="175">
            <text:p>1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53">
            <text:p>25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2</text:p>
          </table:table-cell>
          <table:table-cell table:style-name="ce10" office:value-type="float" office:value="523">
            <text:p>523</text:p>
          </table:table-cell>
          <table:table-cell office:value-type="float" office:value="185">
            <text:p>185</text:p>
          </table:table-cell>
          <table:table-cell table:style-name="ce21" office:value-type="float" office:value="1608">
            <text:p>1608</text:p>
          </table:table-cell>
          <table:table-cell office:value-type="float" office:value="174">
            <text:p>174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52">
            <text:p>25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>
            <text:p>Execução 3</text:p>
          </table:table-cell>
          <table:table-cell table:style-name="ce10" office:value-type="float" office:value="523">
            <text:p>523</text:p>
          </table:table-cell>
          <table:table-cell office:value-type="float" office:value="190">
            <text:p>190</text:p>
          </table:table-cell>
          <table:table-cell table:style-name="ce21" office:value-type="float" office:value="1617">
            <text:p>1617</text:p>
          </table:table-cell>
          <table:table-cell office:value-type="float" office:value="175">
            <text:p>175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245">
            <text:p>245</text:p>
          </table:table-cell>
          <table:table-cell table:style-name="Default"/>
          <table:table-cell table:style-name="ce24" office:value-type="string" table:number-columns-spanned="2" table:number-rows-spanned="6">
            <text:p>Tabela “Registros Aleatórios – 1. Ambiente 1” gerada com o resultado dos algoritmos da pasta Ambiente1</text:p>
          </table:table-cell>
          <table:covered-table-cell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3:.C5])/3" office:value-type="float" office:value="523.333333333333">
            <text:p>523</text:p>
          </table:table-cell>
          <table:table-cell table:style-name="ce11" table:formula="of:=SUM([.D3:.D5])/3" office:value-type="float" office:value="188">
            <text:p>188</text:p>
          </table:table-cell>
          <table:table-cell table:style-name="ce11" table:formula="of:=SUM([.E3:.E5])/3" office:value-type="float" office:value="1612.66666666667">
            <text:p>1613</text:p>
          </table:table-cell>
          <table:table-cell table:style-name="ce11" table:formula="of:=SUM([.F3:.F5])/3" office:value-type="float" office:value="174.666666666667">
            <text:p>175</text:p>
          </table:table-cell>
          <table:table-cell table:style-name="ce11" table:formula="of:=SUM([.G3:.G5])/3" office:value-type="float" office:value="205.666666666667">
            <text:p>206</text:p>
          </table:table-cell>
          <table:table-cell table:style-name="ce11" table:formula="of:=SUM([.H3:.H5])/3" office:value-type="float" office:value="250">
            <text:p>250</text:p>
          </table:table-cell>
          <table:table-cell table:style-name="Default"/>
          <table:covered-table-cell table:style-name="Default"/>
          <table:covered-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table:number-columns-spanned="1" table:number-rows-spanned="4">
            <text:p><text:span text:style-name="T1">5000 - registro com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9" office:value-type="float" office:value="35774">
            <text:p>35774</text:p>
          </table:table-cell>
          <table:table-cell office:value-type="float" office:value="1639">
            <text:p>1639</text:p>
          </table:table-cell>
          <table:table-cell table:style-name="ce21" office:value-type="float" office:value="119458">
            <text:p>119458</text:p>
          </table:table-cell>
          <table:table-cell office:value-type="float" office:value="1162">
            <text:p>1162</text:p>
          </table:table-cell>
          <table:table-cell table:style-name="ce21" office:value-type="float" office:value="1726">
            <text:p>1726</text:p>
          </table:table-cell>
          <table:table-cell table:style-name="ce21" office:value-type="float" office:value="2162">
            <text:p>2162</text:p>
          </table:table-cell>
          <table:table-cell table:style-name="Default"/>
          <table:covered-table-cell table:style-name="Default"/>
          <table:covered-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 office:value-type="string">
            <text:p>registro com</text:p>
          </table:covered-table-cell>
          <table:table-cell table:style-name="ce10" office:value-type="string">
            <text:p>Execução 2</text:p>
          </table:table-cell>
          <table:table-cell table:style-name="ce10" office:value-type="float" office:value="36758">
            <text:p>36758</text:p>
          </table:table-cell>
          <table:table-cell office:value-type="float" office:value="1637">
            <text:p>1637</text:p>
          </table:table-cell>
          <table:table-cell table:style-name="ce21" office:value-type="float" office:value="116971">
            <text:p>116971</text:p>
          </table:table-cell>
          <table:table-cell office:value-type="float" office:value="1153">
            <text:p>1153</text:p>
          </table:table-cell>
          <table:table-cell table:style-name="ce21" office:value-type="float" office:value="1707">
            <text:p>1707</text:p>
          </table:table-cell>
          <table:table-cell table:style-name="ce21" office:value-type="float" office:value="2097">
            <text:p>2097</text:p>
          </table:table-cell>
          <table: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 office:value-type="string">
            <text:p>uma chave</text:p>
          </table:covered-table-cell>
          <table:table-cell table:style-name="ce10" office:value-type="string">
            <text:p>Execução 3</text:p>
          </table:table-cell>
          <table:table-cell table:style-name="ce10" office:value-type="float" office:value="31898">
            <text:p>31898</text:p>
          </table:table-cell>
          <table:table-cell office:value-type="float" office:value="1630">
            <text:p>1630</text:p>
          </table:table-cell>
          <table:table-cell table:style-name="ce21" office:value-type="float" office:value="114084">
            <text:p>114084</text:p>
          </table:table-cell>
          <table:table-cell office:value-type="float" office:value="1160">
            <text:p>1160</text:p>
          </table:table-cell>
          <table:table-cell table:style-name="ce21" office:value-type="float" office:value="1723">
            <text:p>1723</text:p>
          </table:table-cell>
          <table:table-cell table:style-name="ce21" office:value-type="float" office:value="2090">
            <text:p>2090</text:p>
          </table:table-cell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7:.C9])/3" office:value-type="float" office:value="34810">
            <text:p>34810</text:p>
          </table:table-cell>
          <table:table-cell table:style-name="ce11" table:formula="of:=SUM([.D7:.D9])/3" office:value-type="float" office:value="1635.33333333333">
            <text:p>1635</text:p>
          </table:table-cell>
          <table:table-cell table:style-name="ce11" table:formula="of:=SUM([.E7:.E9])/3" office:value-type="float" office:value="116837.666666667">
            <text:p>116838</text:p>
          </table:table-cell>
          <table:table-cell table:style-name="ce11" table:formula="of:=SUM([.F7:.F9])/3" office:value-type="float" office:value="1158.33333333333">
            <text:p>1158</text:p>
          </table:table-cell>
          <table:table-cell table:style-name="ce11" table:formula="of:=SUM([.G7:.G9])/3" office:value-type="float" office:value="1718.66666666667">
            <text:p>1719</text:p>
          </table:table-cell>
          <table:table-cell table:style-name="ce11" table:formula="of:=SUM([.H7:.H9])/3" office:value-type="float" office:value="2116.33333333333">
            <text:p>2116</text:p>
          </table:table-cell>
          <table:table-cell table:style-name="Default"/>
          <table:covered-table-cell table:style-name="Default"/>
          <table:covered-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table:number-columns-spanned="1" table:number-rows-spanned="4">
            <text:p><text:span text:style-name="T1">10000 – registro com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136243">
            <text:p>136243</text:p>
          </table:table-cell>
          <table:table-cell table:style-name="ce20" office:value-type="float" office:value="3668">
            <text:p>3668</text:p>
          </table:table-cell>
          <table:table-cell table:style-name="ce21" office:value-type="float" office:value="497403">
            <text:p>497403</text:p>
          </table:table-cell>
          <table:table-cell office:value-type="float" office:value="2358">
            <text:p>2358</text:p>
          </table:table-cell>
          <table:table-cell table:style-name="ce21" office:value-type="float" office:value="3566">
            <text:p>3566</text:p>
          </table:table-cell>
          <table:table-cell table:style-name="ce21" office:value-type="float" office:value="4298">
            <text:p>4298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132103">
            <text:p>132103</text:p>
          </table:table-cell>
          <table:table-cell table:style-name="ce21" office:value-type="float" office:value="3668">
            <text:p>3668</text:p>
          </table:table-cell>
          <table:table-cell table:style-name="ce21" office:value-type="float" office:value="451978">
            <text:p>451978</text:p>
          </table:table-cell>
          <table:table-cell office:value-type="float" office:value="2424">
            <text:p>2424</text:p>
          </table:table-cell>
          <table:table-cell table:style-name="ce21" office:value-type="float" office:value="3558">
            <text:p>3558</text:p>
          </table:table-cell>
          <table:table-cell table:style-name="ce21" office:value-type="float" office:value="4356">
            <text:p>4356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130552">
            <text:p>130552</text:p>
          </table:table-cell>
          <table:table-cell table:style-name="ce21" office:value-type="float" office:value="3659">
            <text:p>3659</text:p>
          </table:table-cell>
          <table:table-cell table:style-name="ce21" office:value-type="float" office:value="451539">
            <text:p>451539</text:p>
          </table:table-cell>
          <table:table-cell office:value-type="float" office:value="2342">
            <text:p>2342</text:p>
          </table:table-cell>
          <table:table-cell table:style-name="ce21" office:value-type="float" office:value="3567">
            <text:p>3567</text:p>
          </table:table-cell>
          <table:table-cell table:style-name="ce21" office:value-type="float" office:value="4355">
            <text:p>435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11:.C13])/3" office:value-type="float" office:value="132966">
            <text:p>132966</text:p>
          </table:table-cell>
          <table:table-cell table:style-name="ce11" table:formula="of:=SUM([.D11:.D13])/3" office:value-type="float" office:value="3665">
            <text:p>3665</text:p>
          </table:table-cell>
          <table:table-cell table:style-name="ce11" table:formula="of:=SUM([.E11:.E13])/3" office:value-type="float" office:value="466973.333333333">
            <text:p>466973</text:p>
          </table:table-cell>
          <table:table-cell table:style-name="ce11" table:formula="of:=SUM([.F11:.F13])/3" office:value-type="float" office:value="2374.66666666667">
            <text:p>2375</text:p>
          </table:table-cell>
          <table:table-cell table:style-name="ce11" table:formula="of:=SUM([.G11:.G13])/3" office:value-type="float" office:value="3563.66666666667">
            <text:p>3564</text:p>
          </table:table-cell>
          <table:table-cell table:style-name="ce11" table:formula="of:=SUM([.H11:.H13])/3" office:value-type="float" office:value="4336.33333333333">
            <text:p>433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table:number-columns-spanned="1" table:number-rows-spanned="4">
            <text:p><text:span text:style-name="T1">30000 – registro com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1130239">
            <text:p>1130239</text:p>
          </table:table-cell>
          <table:table-cell table:style-name="ce20" office:value-type="float" office:value="13999">
            <text:p>13999</text:p>
          </table:table-cell>
          <table:table-cell table:style-name="ce21" office:value-type="float" office:value="4072166">
            <text:p>4072166</text:p>
          </table:table-cell>
          <table:table-cell office:value-type="float" office:value="7471">
            <text:p>7471</text:p>
          </table:table-cell>
          <table:table-cell table:style-name="ce21" office:value-type="float" office:value="11915">
            <text:p>11915</text:p>
          </table:table-cell>
          <table:table-cell table:style-name="ce21" office:value-type="float" office:value="14453">
            <text:p>14453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1128803">
            <text:p>1128803</text:p>
          </table:table-cell>
          <table:table-cell table:style-name="ce21" office:value-type="float" office:value="13092">
            <text:p>13092</text:p>
          </table:table-cell>
          <table:table-cell table:style-name="ce21" office:value-type="float" office:value="4096085">
            <text:p>4096085</text:p>
          </table:table-cell>
          <table:table-cell office:value-type="float" office:value="7461">
            <text:p>7461</text:p>
          </table:table-cell>
          <table:table-cell table:style-name="ce21" office:value-type="float" office:value="8819">
            <text:p>8819</text:p>
          </table:table-cell>
          <table:table-cell table:style-name="ce21" office:value-type="float" office:value="14298">
            <text:p>14298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1136044">
            <text:p>1136044</text:p>
          </table:table-cell>
          <table:table-cell table:style-name="ce21" office:value-type="float" office:value="13149">
            <text:p>13149</text:p>
          </table:table-cell>
          <table:table-cell table:style-name="ce21" office:value-type="float" office:value="4088554">
            <text:p>4088554</text:p>
          </table:table-cell>
          <table:table-cell office:value-type="float" office:value="7461">
            <text:p>7461</text:p>
          </table:table-cell>
          <table:table-cell table:style-name="ce21" office:value-type="float" office:value="11913">
            <text:p>11913</text:p>
          </table:table-cell>
          <table:table-cell table:style-name="ce21" office:value-type="float" office:value="13551">
            <text:p>1355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15:.C17])/3" office:value-type="float" office:value="1131695.33333333">
            <text:p>1131695</text:p>
          </table:table-cell>
          <table:table-cell table:style-name="ce11" table:formula="of:=SUM([.D15:.D17])/3" office:value-type="float" office:value="13413.3333333333">
            <text:p>13413</text:p>
          </table:table-cell>
          <table:table-cell table:style-name="ce11" table:formula="of:=SUM([.E15:.E17])/3" office:value-type="float" office:value="4085601.66666667">
            <text:p>4085602</text:p>
          </table:table-cell>
          <table:table-cell table:style-name="ce11" table:formula="of:=SUM([.F15:.F17])/3" office:value-type="float" office:value="7464.33333333333">
            <text:p>7464</text:p>
          </table:table-cell>
          <table:table-cell table:style-name="ce11" table:formula="of:=SUM([.G15:.G17])/3" office:value-type="float" office:value="10882.3333333333">
            <text:p>10882</text:p>
          </table:table-cell>
          <table:table-cell table:style-name="ce11" table:formula="of:=SUM([.H15:.H17])/3" office:value-type="float" office:value="14100.6666666667">
            <text:p>1410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968">
            <text:p>968</text:p>
          </table:table-cell>
          <table:table-cell table:style-name="ce20" office:value-type="float" office:value="481">
            <text:p>481</text:p>
          </table:table-cell>
          <table:table-cell table:style-name="ce21" office:value-type="float" office:value="2678">
            <text:p>2678</text:p>
          </table:table-cell>
          <table:table-cell office:value-type="float" office:value="424">
            <text:p>424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439">
            <text:p>439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1304">
            <text:p>1304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2784">
            <text:p>2784</text:p>
          </table:table-cell>
          <table:table-cell office:value-type="float" office:value="422">
            <text:p>422</text:p>
          </table:table-cell>
          <table:table-cell table:style-name="ce21" office:value-type="float" office:value="535">
            <text:p>535</text:p>
          </table:table-cell>
          <table:table-cell table:style-name="ce21" office:value-type="float" office:value="430">
            <text:p>43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1283">
            <text:p>1283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3570">
            <text:p>3570</text:p>
          </table:table-cell>
          <table:table-cell office:value-type="float" office:value="432">
            <text:p>432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578">
            <text:p>578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19:.C21])/3" office:value-type="float" office:value="1185">
            <text:p>1185</text:p>
          </table:table-cell>
          <table:table-cell table:style-name="ce11" table:formula="of:=SUM([.D19:.D21])/3" office:value-type="float" office:value="481.333333333333">
            <text:p>481</text:p>
          </table:table-cell>
          <table:table-cell table:style-name="ce11" table:formula="of:=SUM([.E19:.E21])/3" office:value-type="float" office:value="3010.66666666667">
            <text:p>3011</text:p>
          </table:table-cell>
          <table:table-cell table:style-name="ce11" table:formula="of:=SUM([.F19:.F21])/3" office:value-type="float" office:value="426">
            <text:p>426</text:p>
          </table:table-cell>
          <table:table-cell table:style-name="ce11" table:formula="of:=SUM([.G19:.G21])/3" office:value-type="float" office:value="532.666666666667">
            <text:p>533</text:p>
          </table:table-cell>
          <table:table-cell table:style-name="ce11" table:formula="of:=SUM([.H19:.H21])/3" office:value-type="float" office:value="482.333333333333">
            <text:p>482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83804">
            <text:p>83804</text:p>
          </table:table-cell>
          <table:table-cell table:style-name="ce20" office:value-type="float" office:value="5210">
            <text:p>5210</text:p>
          </table:table-cell>
          <table:table-cell table:style-name="ce21" office:value-type="float" office:value="259253">
            <text:p>259253</text:p>
          </table:table-cell>
          <table:table-cell office:value-type="float" office:value="3906">
            <text:p>3906</text:p>
          </table:table-cell>
          <table:table-cell table:style-name="ce21" office:value-type="float" office:value="5547">
            <text:p>5547</text:p>
          </table:table-cell>
          <table:table-cell table:style-name="ce21" office:value-type="float" office:value="5939">
            <text:p>5939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83480">
            <text:p>83480</text:p>
          </table:table-cell>
          <table:table-cell table:style-name="ce21" office:value-type="float" office:value="5174">
            <text:p>5174</text:p>
          </table:table-cell>
          <table:table-cell table:style-name="ce21" office:value-type="float" office:value="260288">
            <text:p>260288</text:p>
          </table:table-cell>
          <table:table-cell office:value-type="float" office:value="3908">
            <text:p>3908</text:p>
          </table:table-cell>
          <table:table-cell table:style-name="ce21" office:value-type="float" office:value="5600">
            <text:p>5600</text:p>
          </table:table-cell>
          <table:table-cell table:style-name="ce21" office:value-type="float" office:value="5878">
            <text:p>587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82020">
            <text:p>82020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254990">
            <text:p>254990</text:p>
          </table:table-cell>
          <table:table-cell office:value-type="float" office:value="3887">
            <text:p>3887</text:p>
          </table:table-cell>
          <table:table-cell table:style-name="ce21" office:value-type="float" office:value="5527">
            <text:p>5527</text:p>
          </table:table-cell>
          <table:table-cell table:style-name="ce21" office:value-type="float" office:value="5927">
            <text:p>5927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23:.C25])/3" office:value-type="float" office:value="83101.3333333333">
            <text:p>83101</text:p>
          </table:table-cell>
          <table:table-cell table:style-name="ce11" table:formula="of:=SUM([.D23:.D25])/3" office:value-type="float" office:value="5187.33333333333">
            <text:p>5187</text:p>
          </table:table-cell>
          <table:table-cell table:style-name="ce11" table:formula="of:=SUM([.E23:.E25])/3" office:value-type="float" office:value="258177">
            <text:p>258177</text:p>
          </table:table-cell>
          <table:table-cell table:style-name="ce11" table:formula="of:=SUM([.F23:.F25])/3" office:value-type="float" office:value="3900.33333333333">
            <text:p>3900</text:p>
          </table:table-cell>
          <table:table-cell table:style-name="ce11" table:formula="of:=SUM([.G23:.G25])/3" office:value-type="float" office:value="5558">
            <text:p>5558</text:p>
          </table:table-cell>
          <table:table-cell table:style-name="ce11" table:formula="of:=SUM([.H23:.H25])/3" office:value-type="float" office:value="5914.66666666667">
            <text:p>5915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307365">
            <text:p>307365</text:p>
          </table:table-cell>
          <table:table-cell table:style-name="ce20" office:value-type="float" office:value="11138">
            <text:p>11138</text:p>
          </table:table-cell>
          <table:table-cell table:style-name="ce21" office:value-type="float" office:value="1036057">
            <text:p>1036057</text:p>
          </table:table-cell>
          <table:table-cell office:value-type="float" office:value="7938">
            <text:p>7938</text:p>
          </table:table-cell>
          <table:table-cell table:style-name="ce21" office:value-type="float" office:value="11546">
            <text:p>11546</text:p>
          </table:table-cell>
          <table:table-cell table:style-name="ce21" office:value-type="float" office:value="12272">
            <text:p>12272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310770">
            <text:p>310770</text:p>
          </table:table-cell>
          <table:table-cell table:style-name="ce21" office:value-type="float" office:value="11116">
            <text:p>11116</text:p>
          </table:table-cell>
          <table:table-cell table:style-name="ce21" office:value-type="float" office:value="1021459">
            <text:p>1021459</text:p>
          </table:table-cell>
          <table:table-cell office:value-type="float" office:value="7911">
            <text:p>7911</text:p>
          </table:table-cell>
          <table:table-cell table:style-name="ce21" office:value-type="float" office:value="11578">
            <text:p>11578</text:p>
          </table:table-cell>
          <table:table-cell table:style-name="ce21" office:value-type="float" office:value="12427">
            <text:p>12427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309070">
            <text:p>309070</text:p>
          </table:table-cell>
          <table:table-cell table:style-name="ce21" office:value-type="float" office:value="11141">
            <text:p>11141</text:p>
          </table:table-cell>
          <table:table-cell table:style-name="ce21" office:value-type="float" office:value="1011287">
            <text:p>1011287</text:p>
          </table:table-cell>
          <table:table-cell office:value-type="float" office:value="7912">
            <text:p>7912</text:p>
          </table:table-cell>
          <table:table-cell table:style-name="ce21" office:value-type="float" office:value="11494">
            <text:p>11494</text:p>
          </table:table-cell>
          <table:table-cell table:style-name="ce21" office:value-type="float" office:value="12361">
            <text:p>1236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27:.C29])/3" office:value-type="float" office:value="309068.333333333">
            <text:p>309068</text:p>
          </table:table-cell>
          <table:table-cell table:style-name="ce11" table:formula="of:=SUM([.D27:.D29])/3" office:value-type="float" office:value="11131.6666666667">
            <text:p>11132</text:p>
          </table:table-cell>
          <table:table-cell table:style-name="ce11" table:formula="of:=SUM([.E27:.E29])/3" office:value-type="float" office:value="1022934.33333333">
            <text:p>1022934</text:p>
          </table:table-cell>
          <table:table-cell table:style-name="ce11" table:formula="of:=SUM([.F27:.F29])/3" office:value-type="float" office:value="7920.33333333333">
            <text:p>7920</text:p>
          </table:table-cell>
          <table:table-cell table:style-name="ce11" table:formula="of:=SUM([.G27:.G29])/3" office:value-type="float" office:value="11539.3333333333">
            <text:p>11539</text:p>
          </table:table-cell>
          <table:table-cell table:style-name="ce11" table:formula="of:=SUM([.H27:.H29])/3" office:value-type="float" office:value="12353.3333333333">
            <text:p>12353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9" office:value-type="string">
            <text:p>Execução 1</text:p>
          </table:table-cell>
          <table:table-cell table:style-name="ce14" office:value-type="float" office:value="2786058">
            <text:p>2786058</text:p>
          </table:table-cell>
          <table:table-cell table:style-name="ce20" office:value-type="float" office:value="33867">
            <text:p>33867</text:p>
          </table:table-cell>
          <table:table-cell table:style-name="ce21" office:value-type="float" office:value="9120967">
            <text:p>9120967</text:p>
          </table:table-cell>
          <table:table-cell office:value-type="float" office:value="24007">
            <text:p>24007</text:p>
          </table:table-cell>
          <table:table-cell table:style-name="ce21" office:value-type="float" office:value="32857">
            <text:p>32857</text:p>
          </table:table-cell>
          <table:table-cell table:style-name="ce21" office:value-type="float" office:value="33450">
            <text:p>33450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2</text:p>
          </table:table-cell>
          <table:table-cell table:style-name="ce14" office:value-type="float" office:value="2731588">
            <text:p>2731588</text:p>
          </table:table-cell>
          <table:table-cell table:style-name="ce21" office:value-type="float" office:value="33440">
            <text:p>33440</text:p>
          </table:table-cell>
          <table:table-cell table:style-name="ce21" office:value-type="float" office:value="9094789">
            <text:p>9094789</text:p>
          </table:table-cell>
          <table:table-cell office:value-type="float" office:value="31114">
            <text:p>31114</text:p>
          </table:table-cell>
          <table:table-cell table:style-name="ce21" office:value-type="float" office:value="33482">
            <text:p>33482</text:p>
          </table:table-cell>
          <table:table-cell table:style-name="ce21" office:value-type="float" office:value="32636">
            <text:p>32636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table-cell table:style-name="ce10" office:value-type="string">
            <text:p>Execução 3</text:p>
          </table:table-cell>
          <table:table-cell table:style-name="ce14" office:value-type="float" office:value="2745370">
            <text:p>2745370</text:p>
          </table:table-cell>
          <table:table-cell table:style-name="ce21" office:value-type="float" office:value="34750">
            <text:p>34750</text:p>
          </table:table-cell>
          <table:table-cell table:style-name="ce21" office:value-type="float" office:value="9142957">
            <text:p>9142957</text:p>
          </table:table-cell>
          <table:table-cell office:value-type="float" office:value="23753">
            <text:p>23753</text:p>
          </table:table-cell>
          <table:table-cell table:style-name="ce21" office:value-type="float" office:value="33694">
            <text:p>33694</text:p>
          </table:table-cell>
          <table:table-cell table:style-name="ce21" office:value-type="float" office:value="36196">
            <text:p>36196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table-cell table:style-name="ce11" office:value-type="string">
            <text:p>Média</text:p>
          </table:table-cell>
          <table:table-cell table:style-name="ce11" table:formula="of:=SUM([.C31:.C33])/3" office:value-type="float" office:value="2754338.66666667">
            <text:p>2754339</text:p>
          </table:table-cell>
          <table:table-cell table:style-name="ce11" table:formula="of:=SUM([.D31:.D33])/3" office:value-type="float" office:value="34019">
            <text:p>34019</text:p>
          </table:table-cell>
          <table:table-cell table:style-name="ce11" table:formula="of:=SUM([.E31:.E33])/3" office:value-type="float" office:value="9119571">
            <text:p>9119571</text:p>
          </table:table-cell>
          <table:table-cell table:style-name="ce11" table:formula="of:=SUM([.F31:.F33])/3" office:value-type="float" office:value="26291.3333333333">
            <text:p>26291</text:p>
          </table:table-cell>
          <table:table-cell table:style-name="ce11" table:formula="of:=SUM([.G31:.G33])/3" office:value-type="float" office:value="33344.3333333333">
            <text:p>33344</text:p>
          </table:table-cell>
          <table:table-cell table:style-name="ce11" table:formula="of:=SUM([.H31:.H33])/3" office:value-type="float" office:value="34094">
            <text:p>34094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table:number-columns-spanned="8" table:number-rows-spanned="1">
            <text:p>Registros Crescentes – 1. Ambiente 2</text:p>
          </table:table-cell>
          <table:covered-table-cell table:number-columns-repeated="7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2" office:value-type="string">
            <text:p>Número de Elementos</text:p>
          </table:table-cell>
          <table:table-cell table:style-name="ce2" office:value-type="string">
            <text:p>Tempo de Execução (micro segundos)</text:p>
          </table:table-cell>
          <table:table-cell table:style-name="ce2" office:value-type="string">
            <text:p>Insertion Sort</text:p>
          </table:table-cell>
          <table:table-cell table:style-name="ce2" office:value-type="string">
            <text:p>Shell Sort</text:p>
          </table:table-cell>
          <table:table-cell table:style-name="ce2" office:value-type="string">
            <text:p>Bubble Sort</text:p>
          </table:table-cell>
          <table:table-cell table:style-name="ce2" office:value-type="string">
            <text:p>Quick Sort</text:p>
          </table:table-cell>
          <table:table-cell table:style-name="ce2" office:value-type="string">
            <text:p>Heap Sort</text:p>
          </table:table-cell>
          <table:table-cell table:style-name="ce2" office:value-type="string">
            <text:p>Merge Sort Recursivo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4">
            <text:p>500 - registro com</text:p>
            <text:p>Uma chave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90" table:number-columns-spanned="1" table:number-rows-spanned="4">
            <text:p>90</text:p>
          </table:table-cell>
          <table:table-cell table:style-name="ce15" office:value-type="float" office:value="109" table:number-columns-spanned="1" table:number-rows-spanned="4">
            <text:p>109</text:p>
          </table:table-cell>
          <table:table-cell table:style-name="ce16" office:value-type="float" office:value="717" table:number-columns-spanned="1" table:number-rows-spanned="4">
            <text:p>717</text:p>
          </table:table-cell>
          <table:table-cell table:style-name="ce15" office:value-type="float" office:value="109" table:number-columns-spanned="1" table:number-rows-spanned="4">
            <text:p>109</text:p>
          </table:table-cell>
          <table:table-cell table:style-name="ce15" office:value-type="float" office:value="184" table:number-columns-spanned="1" table:number-rows-spanned="4">
            <text:p>184</text:p>
          </table:table-cell>
          <table:table-cell table:style-name="ce15" office:value-type="float" office:value="203" table:number-columns-spanned="1" table:number-rows-spanned="4">
            <text:p>203</text:p>
          </table:table-cell>
          <table:table-cell table:style-name="Default"/>
          <table:table-cell table:style-name="ce24" office:value-type="string" table:number-columns-spanned="2" table:number-rows-spanned="6">
            <text:p>Tabela “Registros Crescentes – 1. Ambiente 2” gerada com o resultado dos algoritmos da pasta Ambiente2</text:p>
          </table:table-cell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0 -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154" table:number-columns-spanned="1" table:number-rows-spanned="4">
            <text:p>154</text:p>
          </table:table-cell>
          <table:table-cell table:style-name="ce15" office:value-type="float" office:value="488" table:number-columns-spanned="1" table:number-rows-spanned="4">
            <text:p>488</text:p>
          </table:table-cell>
          <table:table-cell table:style-name="ce12" office:value-type="float" office:value="53434" table:number-columns-spanned="1" table:number-rows-spanned="4">
            <text:p>53434</text:p>
          </table:table-cell>
          <table:table-cell table:style-name="ce15" office:value-type="float" office:value="425" table:number-columns-spanned="1" table:number-rows-spanned="4">
            <text:p>425</text:p>
          </table:table-cell>
          <table:table-cell table:style-name="ce15" office:value-type="float" office:value="1425" table:number-columns-spanned="1" table:number-rows-spanned="4">
            <text:p>1425</text:p>
          </table:table-cell>
          <table:table-cell table:style-name="ce15" office:value-type="float" office:value="1526" table:number-columns-spanned="1" table:number-rows-spanned="4">
            <text:p>1526</text:p>
          </table:table-cell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covered-table-cell table:style-name="ce4" office:value-type="string">
            <text:p>registro com</text:p>
          </table:covered-table-cell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number-columns-repeated="1011"/>
        </table:table-row>
        <table:table-row table:style-name="ro2">
          <table:covered-table-cell table:style-name="ce4" office:value-type="string">
            <text:p>uma chave</text:p>
          </table:covered-table-cell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232" table:number-columns-spanned="1" table:number-rows-spanned="4">
            <text:p>232</text:p>
          </table:table-cell>
          <table:table-cell table:style-name="ce15" office:value-type="float" office:value="967" table:number-columns-spanned="1" table:number-rows-spanned="4">
            <text:p>967</text:p>
          </table:table-cell>
          <table:table-cell table:style-name="ce12" office:value-type="float" office:value="195639" table:number-columns-spanned="1" table:number-rows-spanned="4">
            <text:p>195639</text:p>
          </table:table-cell>
          <table:table-cell table:style-name="ce15" office:value-type="float" office:value="814" table:number-columns-spanned="1" table:number-rows-spanned="4">
            <text:p>814</text:p>
          </table:table-cell>
          <table:table-cell table:style-name="ce15" office:value-type="float" office:value="2999" table:number-columns-spanned="1" table:number-rows-spanned="4">
            <text:p>2999</text:p>
          </table:table-cell>
          <table:table-cell table:style-name="ce15" office:value-type="float" office:value="3119" table:number-columns-spanned="1" table:number-rows-spanned="4">
            <text:p>3119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553" table:number-columns-spanned="1" table:number-rows-spanned="4">
            <text:p>553</text:p>
          </table:table-cell>
          <table:table-cell table:style-name="ce15" office:value-type="float" office:value="3066" table:number-columns-spanned="1" table:number-rows-spanned="4">
            <text:p>3066</text:p>
          </table:table-cell>
          <table:table-cell table:style-name="ce12" office:value-type="float" office:value="1718647" table:number-columns-spanned="1" table:number-rows-spanned="4">
            <text:p>1718647</text:p>
          </table:table-cell>
          <table:table-cell table:style-name="ce15" office:value-type="float" office:value="2442" table:number-columns-spanned="1" table:number-rows-spanned="4">
            <text:p>2442</text:p>
          </table:table-cell>
          <table:table-cell table:style-name="ce15" office:value-type="float" office:value="10066" table:number-columns-spanned="1" table:number-rows-spanned="4">
            <text:p>10066</text:p>
          </table:table-cell>
          <table:table-cell table:style-name="ce15" office:value-type="float" office:value="10318" table:number-columns-spanned="1" table:number-rows-spanned="4">
            <text:p>10318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311" table:number-columns-spanned="1" table:number-rows-spanned="4">
            <text:p>311</text:p>
          </table:table-cell>
          <table:table-cell table:style-name="ce15" office:value-type="float" office:value="370" table:number-columns-spanned="1" table:number-rows-spanned="4">
            <text:p>370</text:p>
          </table:table-cell>
          <table:table-cell table:style-name="ce12" office:value-type="float" office:value="965" table:number-columns-spanned="1" table:number-rows-spanned="4">
            <text:p>965</text:p>
          </table:table-cell>
          <table:table-cell table:style-name="ce15" office:value-type="float" office:value="331" table:number-columns-spanned="1" table:number-rows-spanned="4">
            <text:p>331</text:p>
          </table:table-cell>
          <table:table-cell table:style-name="ce15" office:value-type="float" office:value="518" table:number-columns-spanned="1" table:number-rows-spanned="4">
            <text:p>518</text:p>
          </table:table-cell>
          <table:table-cell table:style-name="ce15" office:value-type="float" office:value="535" table:number-columns-spanned="1" table:number-rows-spanned="4">
            <text:p>535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2432" table:number-columns-spanned="1" table:number-rows-spanned="4">
            <text:p>2432</text:p>
          </table:table-cell>
          <table:table-cell table:style-name="ce15" office:value-type="float" office:value="3322" table:number-columns-spanned="1" table:number-rows-spanned="4">
            <text:p>3322</text:p>
          </table:table-cell>
          <table:table-cell table:style-name="ce12" office:value-type="float" office:value="65019" table:number-columns-spanned="1" table:number-rows-spanned="4">
            <text:p>65019</text:p>
          </table:table-cell>
          <table:table-cell table:style-name="ce15" office:value-type="float" office:value="2723" table:number-columns-spanned="1" table:number-rows-spanned="4">
            <text:p>2723</text:p>
          </table:table-cell>
          <table:table-cell table:style-name="ce15" office:value-type="float" office:value="5262" table:number-columns-spanned="1" table:number-rows-spanned="4">
            <text:p>5262</text:p>
          </table:table-cell>
          <table:table-cell table:style-name="ce15" office:value-type="float" office:value="5549" table:number-columns-spanned="1" table:number-rows-spanned="4">
            <text:p>5549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4777" table:number-columns-spanned="1" table:number-rows-spanned="4">
            <text:p>4777</text:p>
          </table:table-cell>
          <table:table-cell table:style-name="ce15" office:value-type="float" office:value="6737" table:number-columns-spanned="1" table:number-rows-spanned="4">
            <text:p>6737</text:p>
          </table:table-cell>
          <table:table-cell table:style-name="ce12" office:value-type="float" office:value="235978" table:number-columns-spanned="1" table:number-rows-spanned="4">
            <text:p>235978</text:p>
          </table:table-cell>
          <table:table-cell table:style-name="ce15" office:value-type="float" office:value="5453" table:number-columns-spanned="1" table:number-rows-spanned="4">
            <text:p>5453</text:p>
          </table:table-cell>
          <table:table-cell table:style-name="ce15" office:value-type="float" office:value="10985" table:number-columns-spanned="1" table:number-rows-spanned="4">
            <text:p>10985</text:p>
          </table:table-cell>
          <table:table-cell table:style-name="ce15" office:value-type="float" office:value="11892" table:number-columns-spanned="1" table:number-rows-spanned="4">
            <text:p>11892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6" office:value-type="float" office:value="14767" table:number-columns-spanned="1" table:number-rows-spanned="4">
            <text:p>14767</text:p>
          </table:table-cell>
          <table:table-cell table:style-name="ce16" office:value-type="float" office:value="21103" table:number-columns-spanned="1" table:number-rows-spanned="4">
            <text:p>21103</text:p>
          </table:table-cell>
          <table:table-cell table:style-name="ce12" office:value-type="float" office:value="2050992" table:number-columns-spanned="1" table:number-rows-spanned="4">
            <text:p>2050992</text:p>
          </table:table-cell>
          <table:table-cell table:style-name="ce16" office:value-type="float" office:value="16543" table:number-columns-spanned="1" table:number-rows-spanned="4">
            <text:p>16543</text:p>
          </table:table-cell>
          <table:table-cell table:style-name="ce16" office:value-type="float" office:value="31777" table:number-columns-spanned="1" table:number-rows-spanned="4">
            <text:p>31777</text:p>
          </table:table-cell>
          <table:table-cell table:style-name="ce16" office:value-type="float" office:value="33534" table:number-columns-spanned="1" table:number-rows-spanned="4">
            <text:p>33534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1" office:value-type="string" table:number-columns-spanned="8" table:number-rows-spanned="1">
            <text:p>Registros Decrescentes – 1. Ambiente 3</text:p>
          </table:table-cell>
          <table:covered-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>
            <text:p>Número de Elementos</text:p>
          </table:table-cell>
          <table:table-cell table:style-name="ce2" office:value-type="string">
            <text:p>Tempo de Execução (micro segundos)</text:p>
          </table:table-cell>
          <table:table-cell table:style-name="ce2" office:value-type="string">
            <text:p>Insertion Sort</text:p>
          </table:table-cell>
          <table:table-cell table:style-name="ce2" office:value-type="string">
            <text:p>Shell Sort</text:p>
          </table:table-cell>
          <table:table-cell table:style-name="ce2" office:value-type="string">
            <text:p>Bubble Sort</text:p>
          </table:table-cell>
          <table:table-cell table:style-name="ce2" office:value-type="string">
            <text:p>Quick Sort</text:p>
          </table:table-cell>
          <table:table-cell table:style-name="ce2" office:value-type="string">
            <text:p>Heap Sort</text:p>
          </table:table-cell>
          <table:table-cell table:style-name="ce2" office:value-type="string">
            <text:p>Merge Sort Recursivo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table:number-columns-spanned="1" table:number-rows-spanned="4">
            <text:p>500 - registro com</text:p>
            <text:p>Uma chave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951" table:number-columns-spanned="1" table:number-rows-spanned="4">
            <text:p>951</text:p>
          </table:table-cell>
          <table:table-cell table:style-name="ce15" office:value-type="float" office:value="130" table:number-columns-spanned="1" table:number-rows-spanned="4">
            <text:p>130</text:p>
          </table:table-cell>
          <table:table-cell table:style-name="ce16" office:value-type="float" office:value="1497" table:number-columns-spanned="1" table:number-rows-spanned="4">
            <text:p>1497</text:p>
          </table:table-cell>
          <table:table-cell table:style-name="ce15" office:value-type="float" office:value="111" table:number-columns-spanned="1" table:number-rows-spanned="4">
            <text:p>111</text:p>
          </table:table-cell>
          <table:table-cell table:style-name="ce15" office:value-type="float" office:value="174" table:number-columns-spanned="1" table:number-rows-spanned="4">
            <text:p>174</text:p>
          </table:table-cell>
          <table:table-cell table:style-name="ce15" office:value-type="float" office:value="205" table:number-columns-spanned="1" table:number-rows-spanned="4">
            <text:p>205</text:p>
          </table:table-cell>
          <table:table-cell table:style-name="Default"/>
          <table:table-cell table:style-name="ce24" office:value-type="string" table:number-columns-spanned="2" table:number-rows-spanned="6">
            <text:p>Tabela “Registros Decrescentes – 1. Ambiente 3” gerada com o resultado dos algoritmos da pasta Ambiente3</text:p>
          </table:table-cell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0 -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68634" table:number-columns-spanned="1" table:number-rows-spanned="4">
            <text:p>68634</text:p>
          </table:table-cell>
          <table:table-cell table:style-name="ce15" office:value-type="float" office:value="670" table:number-columns-spanned="1" table:number-rows-spanned="4">
            <text:p>670</text:p>
          </table:table-cell>
          <table:table-cell table:style-name="ce12" office:value-type="float" office:value="115620" table:number-columns-spanned="1" table:number-rows-spanned="4">
            <text:p>115620</text:p>
          </table:table-cell>
          <table:table-cell table:style-name="ce15" office:value-type="float" office:value="447" table:number-columns-spanned="1" table:number-rows-spanned="4">
            <text:p>447</text:p>
          </table:table-cell>
          <table:table-cell table:style-name="ce15" office:value-type="float" office:value="1371" table:number-columns-spanned="1" table:number-rows-spanned="4">
            <text:p>1371</text:p>
          </table:table-cell>
          <table:table-cell table:style-name="ce15" office:value-type="float" office:value="1589" table:number-columns-spanned="1" table:number-rows-spanned="4">
            <text:p>1589</text:p>
          </table:table-cell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 office:value-type="string">
            <text:p>registro com</text:p>
          </table:covered-table-cell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covered-table-cell table:style-name="Default"/>
          <table:covered-table-cell/>
          <table:table-cell/>
          <table:table-cell table:style-name="Default"/>
          <table:table-cell table:number-columns-repeated="1011"/>
        </table:table-row>
        <table:table-row table:style-name="ro2">
          <table:covered-table-cell table:style-name="ce4" office:value-type="string">
            <text:p>uma chave</text:p>
          </table:covered-table-cell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2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254970" table:number-columns-spanned="1" table:number-rows-spanned="4">
            <text:p>254970</text:p>
          </table:table-cell>
          <table:table-cell table:style-name="ce15" office:value-type="float" office:value="1444" table:number-columns-spanned="1" table:number-rows-spanned="4">
            <text:p>1444</text:p>
          </table:table-cell>
          <table:table-cell table:style-name="ce12" office:value-type="float" office:value="444036" table:number-columns-spanned="1" table:number-rows-spanned="4">
            <text:p>444036</text:p>
          </table:table-cell>
          <table:table-cell table:style-name="ce15" office:value-type="float" office:value="645" table:number-columns-spanned="1" table:number-rows-spanned="4">
            <text:p>645</text:p>
          </table:table-cell>
          <table:table-cell table:style-name="ce15" office:value-type="float" office:value="2868" table:number-columns-spanned="1" table:number-rows-spanned="4">
            <text:p>2868</text:p>
          </table:table-cell>
          <table:table-cell table:style-name="ce15" office:value-type="float" office:value="3128" table:number-columns-spanned="1" table:number-rows-spanned="4">
            <text:p>3128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7" office:value-type="float" office:value="2291592" table:number-columns-spanned="1" table:number-rows-spanned="4">
            <text:p>2291592</text:p>
          </table:table-cell>
          <table:table-cell table:style-name="ce15" office:value-type="float" office:value="4818" table:number-columns-spanned="1" table:number-rows-spanned="4">
            <text:p>4818</text:p>
          </table:table-cell>
          <table:table-cell table:style-name="ce12" office:value-type="float" office:value="3966873" table:number-columns-spanned="1" table:number-rows-spanned="4">
            <text:p>3966873</text:p>
          </table:table-cell>
          <table:table-cell table:style-name="ce15" office:value-type="float" office:value="2569" table:number-columns-spanned="1" table:number-rows-spanned="4">
            <text:p>2569</text:p>
          </table:table-cell>
          <table:table-cell table:style-name="ce15" office:value-type="float" office:value="9480" table:number-columns-spanned="1" table:number-rows-spanned="4">
            <text:p>9480</text:p>
          </table:table-cell>
          <table:table-cell table:style-name="ce15" office:value-type="float" office:value="9685" table:number-columns-spanned="1" table:number-rows-spanned="4">
            <text:p>9685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5" office:value-type="float" office:value="1707" table:number-columns-spanned="1" table:number-rows-spanned="4">
            <text:p>1707</text:p>
          </table:table-cell>
          <table:table-cell table:style-name="ce15" office:value-type="float" office:value="406" table:number-columns-spanned="1" table:number-rows-spanned="4">
            <text:p>406</text:p>
          </table:table-cell>
          <table:table-cell table:style-name="ce12" office:value-type="float" office:value="3809" table:number-columns-spanned="1" table:number-rows-spanned="4">
            <text:p>3809</text:p>
          </table:table-cell>
          <table:table-cell table:style-name="ce15" office:value-type="float" office:value="342" table:number-columns-spanned="1" table:number-rows-spanned="4">
            <text:p>342</text:p>
          </table:table-cell>
          <table:table-cell table:style-name="ce15" office:value-type="float" office:value="491" table:number-columns-spanned="1" table:number-rows-spanned="4">
            <text:p>491</text:p>
          </table:table-cell>
          <table:table-cell table:style-name="ce15" office:value-type="float" office:value="532" table:number-columns-spanned="1" table:number-rows-spanned="4">
            <text:p>532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5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7" office:value-type="float" office:value="166215" table:number-columns-spanned="1" table:number-rows-spanned="4">
            <text:p>166215</text:p>
          </table:table-cell>
          <table:table-cell table:style-name="ce15" office:value-type="float" office:value="3709" table:number-columns-spanned="1" table:number-rows-spanned="4">
            <text:p>3709</text:p>
          </table:table-cell>
          <table:table-cell table:style-name="ce19" office:value-type="float" office:value="370189" table:number-columns-spanned="1" table:number-rows-spanned="4">
            <text:p>370189</text:p>
          </table:table-cell>
          <table:table-cell table:style-name="ce15" office:value-type="float" office:value="2799" table:number-columns-spanned="1" table:number-rows-spanned="4">
            <text:p>2799</text:p>
          </table:table-cell>
          <table:table-cell table:style-name="ce15" office:value-type="float" office:value="5069" table:number-columns-spanned="1" table:number-rows-spanned="4">
            <text:p>5069</text:p>
          </table:table-cell>
          <table:table-cell table:style-name="ce15" office:value-type="float" office:value="5335" table:number-columns-spanned="1" table:number-rows-spanned="4">
            <text:p>5335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7" office:value-type="float" office:value="618596" table:number-columns-spanned="1" table:number-rows-spanned="4">
            <text:p>618596</text:p>
          </table:table-cell>
          <table:table-cell table:style-name="ce15" office:value-type="float" office:value="7769" table:number-columns-spanned="1" table:number-rows-spanned="4">
            <text:p>7769</text:p>
          </table:table-cell>
          <table:table-cell table:style-name="ce19" office:value-type="float" office:value="1490585" table:number-columns-spanned="1" table:number-rows-spanned="4">
            <text:p>1490585</text:p>
          </table:table-cell>
          <table:table-cell table:style-name="ce15" office:value-type="float" office:value="5640" table:number-columns-spanned="1" table:number-rows-spanned="4">
            <text:p>5640</text:p>
          </table:table-cell>
          <table:table-cell table:style-name="ce15" office:value-type="float" office:value="10821" table:number-columns-spanned="1" table:number-rows-spanned="4">
            <text:p>10821</text:p>
          </table:table-cell>
          <table:table-cell table:style-name="ce15" office:value-type="float" office:value="11047" table:number-columns-spanned="1" table:number-rows-spanned="4">
            <text:p>11047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4">
            <text:p>Execução</text:p>
          </table:table-cell>
          <table:table-cell table:style-name="ce18" office:value-type="float" office:value="5488852" table:number-columns-spanned="1" table:number-rows-spanned="4">
            <text:p>5488852</text:p>
          </table:table-cell>
          <table:table-cell table:style-name="ce16" office:value-type="float" office:value="24178" table:number-columns-spanned="1" table:number-rows-spanned="4">
            <text:p>24178</text:p>
          </table:table-cell>
          <table:table-cell table:style-name="ce19" office:value-type="float" office:value="13134391" table:number-columns-spanned="1" table:number-rows-spanned="4">
            <text:p>13134391</text:p>
          </table:table-cell>
          <table:table-cell table:style-name="ce16" office:value-type="float" office:value="16946" table:number-columns-spanned="1" table:number-rows-spanned="4">
            <text:p>16946</text:p>
          </table:table-cell>
          <table:table-cell table:style-name="ce16" office:value-type="float" office:value="33093" table:number-columns-spanned="1" table:number-rows-spanned="4">
            <text:p>33093</text:p>
          </table:table-cell>
          <table:table-cell table:style-name="ce16" office:value-type="float" office:value="33652" table:number-columns-spanned="1" table:number-rows-spanned="4">
            <text:p>33652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0"/>
          <table:covered-table-cell table:style-name="ce10"/>
          <table:covered-table-cell table:style-name="ce22"/>
          <table:covered-table-cell table:style-name="ce10"/>
          <table:covered-table-cell table:style-name="ce10"/>
          <table:covered-table-cell table:style-name="ce10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Default"/>
          <table:covered-table-cell table:style-name="ce11"/>
          <table:covered-table-cell table:style-name="ce11"/>
          <table:covered-table-cell table:style-name="ce23"/>
          <table:covered-table-cell table:style-name="ce11"/>
          <table:covered-table-cell table:style-name="ce11"/>
          <table:covered-table-cell table:style-name="ce11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number-columns-repeated="7"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7" office:value-type="string" table:number-columns-spanned="8" table:number-rows-spanned="1">
            <text:p>Parte2</text:p>
          </table:table-cell>
          <table:covered-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>
            <text:p>Número de Elementos</text:p>
          </table:table-cell>
          <table:table-cell table:style-name="ce2" office:value-type="string">
            <text:p>Execuções</text:p>
          </table:table-cell>
          <table:table-cell table:style-name="ce2" office:value-type="string">
            <text:p>Insertion Sort</text:p>
          </table:table-cell>
          <table:table-cell table:style-name="ce2" office:value-type="string">
            <text:p>Shell Sort</text:p>
          </table:table-cell>
          <table:table-cell table:style-name="ce2" office:value-type="string">
            <text:p>Bubble Sort</text:p>
          </table:table-cell>
          <table:table-cell table:style-name="ce2" office:value-type="string">
            <text:p>Quick Sort</text:p>
          </table:table-cell>
          <table:table-cell table:style-name="ce2" office:value-type="string">
            <text:p>Heap Sort</text:p>
          </table:table-cell>
          <table:table-cell table:style-name="ce2" office:value-type="string">
            <text:p>Merge Sort Recursivo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table:number-columns-spanned="1" table:number-rows-spanned="4">
            <text:p>500 - registro com</text:p>
            <text:p>Uma chave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65616" table:number-columns-spanned="1" table:number-rows-spanned="2">
            <text:p>65616</text:p>
          </table:table-cell>
          <table:table-cell table:style-name="ce12" office:value-type="float" office:value="6112" table:number-columns-spanned="1" table:number-rows-spanned="2">
            <text:p>6112</text:p>
          </table:table-cell>
          <table:table-cell table:style-name="ce12" office:value-type="float" office:value="250502" table:number-columns-spanned="1" table:number-rows-spanned="2">
            <text:p>250502</text:p>
          </table:table-cell>
          <table:table-cell table:style-name="ce12" office:value-type="float" office:value="11009" table:number-columns-spanned="1" table:number-rows-spanned="2">
            <text:p>11009</text:p>
          </table:table-cell>
          <table:table-cell table:style-name="ce12" office:value-type="float" office:value="18347" table:number-columns-spanned="1" table:number-rows-spanned="2">
            <text:p>18347</text:p>
          </table:table-cell>
          <table:table-cell table:style-name="ce19" office:value-type="float" office:value="16827" table:number-columns-spanned="1" table:number-rows-spanned="2">
            <text:p>16827</text:p>
          </table:table-cell>
          <table:table-cell table:style-name="Default"/>
          <table:table-cell table:style-name="ce24" office:value-type="string" table:number-columns-spanned="2" table:number-rows-spanned="6">
            <text:p>Tabela “Parte2” gerada com o resultado dos algoritmos da pasta Parte2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covered-table-cell table:style-name="Default"/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2" office:value-type="float" office:value="65113" table:number-columns-spanned="1" table:number-rows-spanned="2">
            <text:p>65113</text:p>
          </table:table-cell>
          <table:table-cell table:style-name="ce12" office:value-type="float" office:value="8056" table:number-columns-spanned="1" table:number-rows-spanned="2">
            <text:p>8056</text:p>
          </table:table-cell>
          <table:table-cell table:style-name="ce12" office:value-type="float" office:value="189645" table:number-columns-spanned="1" table:number-rows-spanned="2">
            <text:p>189645</text:p>
          </table:table-cell>
          <table:table-cell table:style-name="ce12" office:value-type="float" office:value="3675" table:number-columns-spanned="1" table:number-rows-spanned="2">
            <text:p>3675</text:p>
          </table:table-cell>
          <table:table-cell table:style-name="ce12" office:value-type="float" office:value="13590" table:number-columns-spanned="1" table:number-rows-spanned="2">
            <text:p>13590</text:p>
          </table:table-cell>
          <table:table-cell table:style-name="ce19" office:value-type="float" office:value="8976" table:number-columns-spanned="1" table:number-rows-spanned="2">
            <text:p>8976</text:p>
          </table:table-cell>
          <table:table-cell table:style-name="Default"/>
          <table:covered-table-cell table:style-name="Default"/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covered-table-cell table:style-name="Default"/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5000 -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6341431" table:number-columns-spanned="1" table:number-rows-spanned="2">
            <text:p>6341431</text:p>
          </table:table-cell>
          <table:table-cell table:style-name="ce19" office:value-type="float" office:value="104489" table:number-columns-spanned="1" table:number-rows-spanned="2">
            <text:p>104489</text:p>
          </table:table-cell>
          <table:table-cell table:style-name="ce12" office:value-type="float" office:value="25005002" table:number-columns-spanned="1" table:number-rows-spanned="2">
            <text:p>25005002</text:p>
          </table:table-cell>
          <table:table-cell table:style-name="ce12" office:value-type="float" office:value="142809" table:number-columns-spanned="1" table:number-rows-spanned="2">
            <text:p>142809</text:p>
          </table:table-cell>
          <table:table-cell table:style-name="ce12" office:value-type="float" office:value="250313" table:number-columns-spanned="1" table:number-rows-spanned="2">
            <text:p>250313</text:p>
          </table:table-cell>
          <table:table-cell table:style-name="ce19" office:value-type="float" office:value="218834" table:number-columns-spanned="1" table:number-rows-spanned="2">
            <text:p>218834</text:p>
          </table:table-cell>
          <table:table-cell table:style-name="Default"/>
          <table:covered-table-cell table:style-name="Default"/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 office:value-type="string">
            <text:p>registro com</text:p>
          </table:covered-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covered-table-cell table:style-name="Default"/>
          <table:covered-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 office:value-type="string">
            <text:p>uma chave</text:p>
          </table:covered-table-cell>
          <table:table-cell table:style-name="ce12" office:value-type="string" table:number-columns-spanned="1" table:number-rows-spanned="2">
            <text:p>Número de trocas</text:p>
          </table:table-cell>
          <table:table-cell table:style-name="ce12" office:value-type="float" office:value="6336428" table:number-columns-spanned="1" table:number-rows-spanned="2">
            <text:p>6336428</text:p>
          </table:table-cell>
          <table:table-cell table:style-name="ce19" office:value-type="float" office:value="134556" table:number-columns-spanned="1" table:number-rows-spanned="2">
            <text:p>134556</text:p>
          </table:table-cell>
          <table:table-cell table:style-name="ce12" office:value-type="float" office:value="18783927" table:number-columns-spanned="1" table:number-rows-spanned="2">
            <text:p>18783927</text:p>
          </table:table-cell>
          <table:table-cell table:style-name="ce12" office:value-type="float" office:value="48858" table:number-columns-spanned="1" table:number-rows-spanned="2">
            <text:p>48858</text:p>
          </table:table-cell>
          <table:table-cell table:style-name="ce19" office:value-type="float" office:value="186048" table:number-columns-spanned="1" table:number-rows-spanned="2">
            <text:p>186048</text:p>
          </table:table-cell>
          <table:table-cell table:style-name="ce19" office:value-type="float" office:value="123616" table:number-columns-spanned="1" table:number-rows-spanned="2">
            <text:p>123616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 table:number-columns-repeated="3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25201272" table:number-columns-spanned="1" table:number-rows-spanned="2">
            <text:p>25201272</text:p>
          </table:table-cell>
          <table:table-cell table:style-name="ce19" office:value-type="float" office:value="253138" table:number-columns-spanned="1" table:number-rows-spanned="2">
            <text:p>253138</text:p>
          </table:table-cell>
          <table:table-cell table:style-name="ce12" office:value-type="float" office:value="100010002" table:number-columns-spanned="1" table:number-rows-spanned="2">
            <text:p>100010002</text:p>
          </table:table-cell>
          <table:table-cell table:style-name="ce12" office:value-type="float" office:value="311582" table:number-columns-spanned="1" table:number-rows-spanned="2">
            <text:p>311582</text:p>
          </table:table-cell>
          <table:table-cell table:style-name="ce12" office:value-type="float" office:value="540883" table:number-columns-spanned="1" table:number-rows-spanned="2">
            <text:p>540883</text:p>
          </table:table-cell>
          <table:table-cell table:style-name="ce19" office:value-type="float" office:value="467692" table:number-columns-spanned="1" table:number-rows-spanned="2">
            <text:p>467692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2" office:value-type="float" office:value="25191269" table:number-columns-spanned="1" table:number-rows-spanned="2">
            <text:p>25191269</text:p>
          </table:table-cell>
          <table:table-cell table:style-name="ce12" office:value-type="float" office:value="318362" table:number-columns-spanned="1" table:number-rows-spanned="2">
            <text:p>318362</text:p>
          </table:table-cell>
          <table:table-cell table:style-name="ce12" office:value-type="float" office:value="74763402" table:number-columns-spanned="1" table:number-rows-spanned="2">
            <text:p>74763402</text:p>
          </table:table-cell>
          <table:table-cell table:style-name="ce12" office:value-type="float" office:value="103746" table:number-columns-spanned="1" table:number-rows-spanned="2">
            <text:p>103746</text:p>
          </table:table-cell>
          <table:table-cell table:style-name="ce12" office:value-type="float" office:value="402375" table:number-columns-spanned="1" table:number-rows-spanned="2">
            <text:p>402375</text:p>
          </table:table-cell>
          <table:table-cell table:style-name="ce19" office:value-type="float" office:value="267232" table:number-columns-spanned="1" table:number-rows-spanned="2">
            <text:p>267232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225634704" table:number-columns-spanned="1" table:number-rows-spanned="2">
            <text:p>225634704</text:p>
          </table:table-cell>
          <table:table-cell table:style-name="ce12" office:value-type="float" office:value="910548" table:number-columns-spanned="1" table:number-rows-spanned="2">
            <text:p>910548</text:p>
          </table:table-cell>
          <table:table-cell table:style-name="ce12" office:value-type="float" office:value="900030002" table:number-columns-spanned="1" table:number-rows-spanned="2">
            <text:p>900030002</text:p>
          </table:table-cell>
          <table:table-cell table:style-name="ce12" office:value-type="float" office:value="1041434" table:number-columns-spanned="1" table:number-rows-spanned="2">
            <text:p>1041434</text:p>
          </table:table-cell>
          <table:table-cell table:style-name="ce12" office:value-type="float" office:value="1811151" table:number-columns-spanned="1" table:number-rows-spanned="2">
            <text:p>1811151</text:p>
          </table:table-cell>
          <table:table-cell table:style-name="ce12" office:value-type="float" office:value="1543036" table:number-columns-spanned="1" table:number-rows-spanned="2">
            <text:p>1543036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2" office:value-type="float" office:value="225604701" table:number-columns-spanned="1" table:number-rows-spanned="2">
            <text:p>225604701</text:p>
          </table:table-cell>
          <table:table-cell table:style-name="ce19" office:value-type="float" office:value="1136246" table:number-columns-spanned="1" table:number-rows-spanned="2">
            <text:p>1136246</text:p>
          </table:table-cell>
          <table:table-cell table:style-name="ce12" office:value-type="float" office:value="674003412" table:number-columns-spanned="1" table:number-rows-spanned="2">
            <text:p>674003412</text:p>
          </table:table-cell>
          <table:table-cell table:style-name="ce19" office:value-type="float" office:value="342099" table:number-columns-spanned="1" table:number-rows-spanned="2">
            <text:p>342099</text:p>
          </table:table-cell>
          <table:table-cell table:style-name="ce19" office:value-type="float" office:value="1349658" table:number-columns-spanned="1" table:number-rows-spanned="2">
            <text:p>1349658</text:p>
          </table:table-cell>
          <table:table-cell table:style-name="ce19" office:value-type="float" office:value="894464" table:number-columns-spanned="1" table:number-rows-spanned="2">
            <text:p>89446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5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67007" table:number-columns-spanned="1" table:number-rows-spanned="2">
            <text:p>67007</text:p>
          </table:table-cell>
          <table:table-cell table:style-name="ce12" office:value-type="float" office:value="14237" table:number-columns-spanned="1" table:number-rows-spanned="2">
            <text:p>14237</text:p>
          </table:table-cell>
          <table:table-cell table:style-name="ce12" office:value-type="float" office:value="256002" table:number-columns-spanned="1" table:number-rows-spanned="2">
            <text:p>256002</text:p>
          </table:table-cell>
          <table:table-cell table:style-name="ce12" office:value-type="float" office:value="15554" table:number-columns-spanned="1" table:number-rows-spanned="2">
            <text:p>15554</text:p>
          </table:table-cell>
          <table:table-cell table:style-name="ce12" office:value-type="float" office:value="23874" table:number-columns-spanned="1" table:number-rows-spanned="2">
            <text:p>23874</text:p>
          </table:table-cell>
          <table:table-cell table:style-name="ce19" office:value-type="float" office:value="21832" table:number-columns-spanned="1" table:number-rows-spanned="2">
            <text:p>21832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9" office:value-type="float" office:value="61004" table:number-columns-spanned="1" table:number-rows-spanned="2">
            <text:p>61004</text:p>
          </table:table-cell>
          <table:table-cell table:style-name="ce12" office:value-type="float" office:value="8224" table:number-columns-spanned="1" table:number-rows-spanned="2">
            <text:p>8224</text:p>
          </table:table-cell>
          <table:table-cell table:style-name="ce12" office:value-type="float" office:value="183930" table:number-columns-spanned="1" table:number-rows-spanned="2">
            <text:p>183930</text:p>
          </table:table-cell>
          <table:table-cell table:style-name="ce12" office:value-type="float" office:value="3657" table:number-columns-spanned="1" table:number-rows-spanned="2">
            <text:p>3657</text:p>
          </table:table-cell>
          <table:table-cell table:style-name="ce19" office:value-type="float" office:value="13632" table:number-columns-spanned="1" table:number-rows-spanned="2">
            <text:p>13632</text:p>
          </table:table-cell>
          <table:table-cell table:style-name="ce19" office:value-type="float" office:value="8976" table:number-columns-spanned="1" table:number-rows-spanned="2">
            <text:p>8976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5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6273986" table:number-columns-spanned="1" table:number-rows-spanned="2">
            <text:p>6273986</text:p>
          </table:table-cell>
          <table:table-cell table:style-name="ce12" office:value-type="float" office:value="195559" table:number-columns-spanned="1" table:number-rows-spanned="2">
            <text:p>195559</text:p>
          </table:table-cell>
          <table:table-cell table:style-name="ce12" office:value-type="float" office:value="25060002" table:number-columns-spanned="1" table:number-rows-spanned="2">
            <text:p>25060002</text:p>
          </table:table-cell>
          <table:table-cell table:style-name="ce12" office:value-type="float" office:value="183408" table:number-columns-spanned="1" table:number-rows-spanned="2">
            <text:p>183408</text:p>
          </table:table-cell>
          <table:table-cell table:style-name="ce12" office:value-type="float" office:value="305553" table:number-columns-spanned="1" table:number-rows-spanned="2">
            <text:p>305553</text:p>
          </table:table-cell>
          <table:table-cell table:style-name="ce19" office:value-type="float" office:value="268853" table:number-columns-spanned="1" table:number-rows-spanned="2">
            <text:p>268853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9" office:value-type="float" office:value="6213983" table:number-columns-spanned="1" table:number-rows-spanned="2">
            <text:p>6213983</text:p>
          </table:table-cell>
          <table:table-cell table:style-name="ce12" office:value-type="float" office:value="135542" table:number-columns-spanned="1" table:number-rows-spanned="2">
            <text:p>135542</text:p>
          </table:table-cell>
          <table:table-cell table:style-name="ce19" office:value-type="float" office:value="18551916" table:number-columns-spanned="1" table:number-rows-spanned="2">
            <text:p>18551916</text:p>
          </table:table-cell>
          <table:table-cell table:style-name="ce19" office:value-type="float" office:value="48474" table:number-columns-spanned="1" table:number-rows-spanned="2">
            <text:p>48474</text:p>
          </table:table-cell>
          <table:table-cell table:style-name="ce19" office:value-type="float" office:value="186306" table:number-columns-spanned="1" table:number-rows-spanned="2">
            <text:p>186306</text:p>
          </table:table-cell>
          <table:table-cell table:style-name="ce19" office:value-type="float" office:value="123616" table:number-columns-spanned="1" table:number-rows-spanned="2">
            <text:p>123616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5" office:value-type="string" table:number-columns-spanned="1" table:number-rows-spanned="4">
            <text:p><text:span text:style-name="T1">1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25049821" table:number-columns-spanned="1" table:number-rows-spanned="2">
            <text:p>25049821</text:p>
          </table:table-cell>
          <table:table-cell table:style-name="ce12" office:value-type="float" office:value="431702" table:number-columns-spanned="1" table:number-rows-spanned="2">
            <text:p>431702</text:p>
          </table:table-cell>
          <table:table-cell table:style-name="ce12" office:value-type="float" office:value="100120002" table:number-columns-spanned="1" table:number-rows-spanned="2">
            <text:p>100120002</text:p>
          </table:table-cell>
          <table:table-cell table:style-name="ce12" office:value-type="float" office:value="382434" table:number-columns-spanned="1" table:number-rows-spanned="2">
            <text:p>382434</text:p>
          </table:table-cell>
          <table:table-cell table:style-name="ce12" office:value-type="float" office:value="650807" table:number-columns-spanned="1" table:number-rows-spanned="2">
            <text:p>650807</text:p>
          </table:table-cell>
          <table:table-cell table:style-name="ce19" office:value-type="float" office:value="567720" table:number-columns-spanned="1" table:number-rows-spanned="2">
            <text:p>567720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9" office:value-type="float" office:value="24929818" table:number-columns-spanned="1" table:number-rows-spanned="2">
            <text:p>24929818</text:p>
          </table:table-cell>
          <table:table-cell table:style-name="ce12" office:value-type="float" office:value="311683" table:number-columns-spanned="1" table:number-rows-spanned="2">
            <text:p>311683</text:p>
          </table:table-cell>
          <table:table-cell table:style-name="ce12" office:value-type="float" office:value="74506944" table:number-columns-spanned="1" table:number-rows-spanned="2">
            <text:p>74506944</text:p>
          </table:table-cell>
          <table:table-cell table:style-name="ce19" office:value-type="float" office:value="104073" table:number-columns-spanned="1" table:number-rows-spanned="2">
            <text:p>104073</text:p>
          </table:table-cell>
          <table:table-cell table:style-name="ce19" office:value-type="float" office:value="402765" table:number-columns-spanned="1" table:number-rows-spanned="2">
            <text:p>402765</text:p>
          </table:table-cell>
          <table:table-cell table:style-name="ce19" office:value-type="float" office:value="267232" table:number-columns-spanned="1" table:number-rows-spanned="2">
            <text:p>267232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<text:span text:style-name="T1">30000 – registro com 10 </text:span></text:p>
            <text:p><text:span text:style-name="T1">vezes o tamanho de</text:span></text:p>
            <text:p><text:span text:style-name="T1">uma chave</text:span></text:p>
          </table:table-cell>
          <table:table-cell table:style-name="ce12" office:value-type="string" table:number-columns-spanned="1" table:number-rows-spanned="2">
            <text:p>Número de comparações</text:p>
          </table:table-cell>
          <table:table-cell table:style-name="ce12" office:value-type="float" office:value="225790989" table:number-columns-spanned="1" table:number-rows-spanned="2">
            <text:p>225790989</text:p>
          </table:table-cell>
          <table:table-cell table:style-name="ce19" office:value-type="float" office:value="1572075" table:number-columns-spanned="1" table:number-rows-spanned="2">
            <text:p>1572075</text:p>
          </table:table-cell>
          <table:table-cell table:style-name="ce12" office:value-type="float" office:value="900360002" table:number-columns-spanned="1" table:number-rows-spanned="2">
            <text:p>900360002</text:p>
          </table:table-cell>
          <table:table-cell table:style-name="ce12" office:value-type="float" office:value="1238016" table:number-columns-spanned="1" table:number-rows-spanned="2">
            <text:p>1238016</text:p>
          </table:table-cell>
          <table:table-cell table:style-name="ce12" office:value-type="float" office:value="2141669" table:number-columns-spanned="1" table:number-rows-spanned="2">
            <text:p>2141669</text:p>
          </table:table-cell>
          <table:table-cell table:style-name="ce12" office:value-type="float" office:value="1842923" table:number-columns-spanned="1" table:number-rows-spanned="2">
            <text:p>1842923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table-cell table:style-name="ce12" office:value-type="string" table:number-columns-spanned="1" table:number-rows-spanned="2">
            <text:p>Número de trocas</text:p>
          </table:table-cell>
          <table:table-cell table:style-name="ce12" office:value-type="float" office:value="225430986" table:number-columns-spanned="1" table:number-rows-spanned="2">
            <text:p>225430986</text:p>
          </table:table-cell>
          <table:table-cell table:style-name="ce19" office:value-type="float" office:value="1212054" table:number-columns-spanned="1" table:number-rows-spanned="2">
            <text:p>1212054</text:p>
          </table:table-cell>
          <table:table-cell table:style-name="ce12" office:value-type="float" office:value="671510376" table:number-columns-spanned="1" table:number-rows-spanned="2">
            <text:p>671510376</text:p>
          </table:table-cell>
          <table:table-cell table:style-name="ce19" office:value-type="float" office:value="342900" table:number-columns-spanned="1" table:number-rows-spanned="2">
            <text:p>342900</text:p>
          </table:table-cell>
          <table:table-cell table:style-name="ce12" office:value-type="float" office:value="1349877" table:number-columns-spanned="1" table:number-rows-spanned="2">
            <text:p>1349877</text:p>
          </table:table-cell>
          <table:table-cell table:style-name="ce19" office:value-type="float" office:value="894464" table:number-columns-spanned="1" table:number-rows-spanned="2">
            <text:p>894464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ce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Default" table:number-columns-repeated="5"/>
          <table:table-cell table:number-columns-repeated="1011"/>
        </table:table-row>
        <table:table-row table:style-name="ro2" table:number-rows-repeated="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8" office:value-type="string" table:number-columns-spanned="8" table:number-rows-spanned="27">
            <text:p><text:span text:style-name="T2">3 – Considerando os resultados do seu experimento, responda:</text:span></text:p>
            <text:p><text:span text:style-name="T3"/></text:p>
            <text:p><text:span text:style-name="T2">a) Qual o melhor algoritmo para arquivos pequenos (ex. 500 elementos)? Por quê?</text:span><text:span text:style-name="T3"> Para arquivos pequenos o algoritmo do quick </text:span><text:span text:style-name="T3">sort </text:span><text:span text:style-name="T4">apresentou o melhor resultado, pois foi o mais rápido de todos. Porém para arquivos pequenos em ordenação crescente o insertion </text:span><text:span text:style-name="T4">sort é mais rápido.</text:span></text:p>
            <text:p><text:span text:style-name="T3"/></text:p>
            <text:p><text:span text:style-name="T2">b) Qual o melhor algoritmo para arquivos grandes (ex. 30.000 elementos)? Por quê? </text:span><text:span text:style-name="T4">Para arquivos grandes até 30000 elementos </text:span><text:span text:style-name="T4">o melhor resultado foi obtido com o algoritmo do quick sort. É válido salientar que o heap sort vai melhorando seu desempenho </text:span><text:span text:style-name="T4">(velocidade) em relação aos demais métodos de classifcados a medida que a entrada fica bem grande.</text:span></text:p>
            <text:p><text:span text:style-name="T2"/></text:p>
            <text:p><text:span text:style-name="T2">c) Qual o melhor algoritmo para arquivos com registros extensos, ou seja, registros</text:span></text:p>
            <text:p><text:span text:style-name="T2">com muitos atributos (ex. registros com chave + 11 atributos)? Por quê? </text:span><text:span text:style-name="T4">Para arquivos com registros extensos (testados até </text:span><text:span text:style-name="T4">30000 elementos) o melhor resultado foi obtido com o algoritmo do quick sort. O comportamento do heap sort descrito no item b) se </text:span><text:span text:style-name="T4">repetiu para arquivos com registros extensos.</text:span></text:p>
            <text:p><text:span text:style-name="T2"/></text:p>
            <text:p><text:span text:style-name="T2">d) A medida em que o número de elementos cresce, qual o melhor algoritmo a ser</text:span></text:p>
            <text:p><text:span text:style-name="T2">utilizado? Isto é, quanto maior o número de elementos no arquivo o algoritmo</text:span></text:p>
            <text:p><text:span text:style-name="T2">melhora seu desempenho. </text:span><text:span text:style-name="T4">O heap sort apresentou esse comportamento, quanto maior a entrada melhor foi ficando o seu tempo de </text:span><text:span text:style-name="T4">execução.</text:span></text:p>
            <text:p><text:span text:style-name="T2"/></text:p>
            <text:p><text:span text:style-name="T2">e) No caso de se utilizar um único algoritmo para todas as situações dos</text:span></text:p>
            <text:p><text:span text:style-name="T2">experimentos, qual algoritmo você escolheria? Por quê? </text:span><text:span text:style-name="T4">Eu escolheria o quick sort, pelo simples fato de ter sido o mais rápido </text:span><text:span text:style-name="T4">algoritmo a executar praticamente todos os casos testados. </text:span></text:p>
            <text:p><text:span text:style-name="T3"/></text:p>
          </table:table-cell>
          <table:covered-table-cell table:number-columns-repeated="6"/>
          <table:covered-table-cell table:style-name="Default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5"/>
          <table:table-cell table:number-columns-repeated="1011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style-name="Default"/>
          <table:covered-table-cell table:number-columns-repeated="6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7"/>
          <table:covered-table-cell table:style-name="Default"/>
          <table:table-cell table:style-name="Default" table:number-columns-repeated="4"/>
          <table:table-cell table:number-columns-repeated="1012"/>
        </table:table-row>
        <table:table-row table:style-name="ro2" table:number-rows-repeated="8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2" table:number-rows-repeated="14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17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2" table:number-rows-repeated="37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 table:number-rows-repeated="17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17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ao Gross</meta:initial-creator>
    <meta:creation-date>2010-05-03T17:39:19</meta:creation-date>
    <dc:date>2010-05-05T17:50:48.40</dc:date>
    <dc:creator>João </dc:creator>
    <meta:editing-duration>PT02H18M12S</meta:editing-duration>
    <meta:editing-cycles>67</meta:editing-cycles>
    <meta:generator>BrOffice.org/3.1$Win32 OpenOffice.org_project/310m11$Build-9399</meta:generator>
    <meta:document-statistic meta:table-count="3" meta:cell-count="529" meta:object-count="0"/>
  </office:meta>
</office:document-meta>
</file>